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DevOps - Docker ja Kubernetes</text:p>
          </draw:text-box>
        </draw:frame>
        <draw:frame draw:style-name="gr1" draw:text-style-name="P1" draw:layer="layout" svg:width="10.922cm" svg:height="0.962cm" svg:x="16.256cm" svg:y="13.462cm">
          <draw:text-box>
            <text:p>Juha Immonen &amp; Niina Villman</text:p>
          </draw:text-box>
        </draw:frame>
        <draw:frame draw:style-name="gr1" draw:text-style-name="P1" draw:layer="layout" svg:width="7.62cm" svg:height="0.962cm" svg:x="16.51cm" svg:y="14.986cm">
          <draw:text-box>
            <text:p>29.4.2019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Johdant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jektin tavoitteena oli tutustua mikropalveluihin, sekä Docker ja Kubernetes teknologioihin.</text:span></text:p>
              </text:list-item>
              <text:list-item>
                <text:p><text:span text:style-name="T1">Projektin aikana asensimme ohjelman Docker kontaineriin</text:span></text:p>
              </text:list-item>
              <text:list-item>
                <text:p><text:span text:style-name="T1">Lisäksi veimme kontitetun sovelluksen Kubernetes klusteriin</text:span></text:p>
              </text:list-item>
              <text:list-item>
                <text:p><text:span text:style-name="T1">Kubernetes klusterina käytimme Minikubea testaamiseen ja tuotantotason asennuksen teimme Amazon Web Serviceen.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evOps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DevOps on, sekä tapa organisoida töitä </text:span><text:span text:style-name="T1">ohjelmistokehityksessä, että joukko uusia </text:span><text:span text:style-name="T1">teknologioita, joiden avulla sovellusten hallintaan </text:span><text:span text:style-name="T1">liittyviä tehtäviä automatisoidaan. DevOpsin </text:span><text:span text:style-name="T1">tavoitteena on nopeuttaa sovelluskehityssykliä (Dev), </text:span><text:span text:style-name="T1">eli viedä tuotantoon mahdollisimman nopeasti. </text:span><text:span text:style-name="T1">Samalla sen tavoitteena on automatisoida </text:span><text:span text:style-name="T1">tuotantoonvientiin liittyvät (Ops) taskit. Teknologian </text:span><text:span text:style-name="T1">ohessa DevOpsiin liitty myös siilojen madaltaminen, </text:span><text:span text:style-name="T1">kehitys- ja tuotantopuolen ihmiset työskentelevät </text:span><text:span text:style-name="T1">mielellään samoissa tiimeissä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kropalvelut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Docker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Kubernet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inikube asennu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AWS asennu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Yhteenveto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3:19:30.476082868</meta:creation-date>
    <meta:editing-duration>PT5M25S</meta:editing-duration>
    <meta:editing-cycles>4</meta:editing-cycles>
    <meta:generator>LibreOffice/6.0.7.3$Linux_X86_64 LibreOffice_project/00m0$Build-3</meta:generator>
    <dc:title>Blue Curve</dc:title>
    <dc:date>2019-04-08T13:35:06.751519135</dc:date>
    <meta:document-statistic meta:object-count="72"/>
  </office:meta>
</office:document-meta>
</file>